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rebuchet MS" svg:font-family="'Trebuchet MS', Arial, Helvetica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T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6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<text:span text:style-name="Example"><text:span text:style-name="T1">always<text:line-break/>and<text:line-break/>assign<text:line-break/>attribute<text:line-break/>begin<text:line-break/>buf<text:line-break/>bufif0<text:line-break/>bufif1<text:line-break/>case<text:line-break/>casex<text:line-break/>casez<text:line-break/>cmos<text:line-break/>deassign<text:line-break/>default<text:line-break/>defparam<text:line-break/>disable<text:line-break/>edge<text:line-break/>else<text:line-break/>end<text:line-break/>endattribute<text:line-break/>endcase<text:line-break/>endfunction</text:span></text:span></text:p>
        <text:p text:style-name="Standard"><text:span text:style-name="Example"><text:span text:style-name="T1">endmodule<text:line-break/>endprimitive<text:line-break/>endspecify<text:line-break/>endtable<text:line-break/>endtask<text:line-break/>event<text:line-break/>for<text:line-break/>force<text:line-break/>forever<text:line-break/>fork<text:line-break/>function<text:line-break/>highz0<text:line-break/>highz1<text:line-break/>if<text:line-break/>ifnone<text:line-break/>initial<text:line-break/>inout<text:line-break/>input<text:line-break/>integer<text:line-break/>join<text:line-break/>medium<text:line-break/>module</text:span></text:span></text:p>
        <text:p text:style-name="Standard"><text:span text:style-name="Example"><text:span text:style-name="T1">large<text:line-break/>macromodule<text:line-break/>nand<text:line-break/>negedge<text:line-break/>nmos<text:line-break/>nor<text:line-break/>not<text:line-break/>notif0<text:line-break/>notif1<text:line-break/>or<text:line-break/>output<text:line-break/>parameter<text:line-break/>pmos<text:line-break/>posedge<text:line-break/>primitive<text:line-break/>pull0<text:line-break/>pull1<text:line-break/>pulldown<text:line-break/>pullup<text:line-break/>rcmos<text:line-break/>real<text:line-break/>realtime</text:span></text:span></text:p>
        <text:p text:style-name="Standard"><text:span text:style-name="Example"><text:span text:style-name="T1">reg<text:line-break/>release<text:line-break/>repeat<text:line-break/>rnmos<text:line-break/>rpmos<text:line-break/>rtran<text:line-break/>rtranif0<text:line-break/>rtranif1<text:line-break/>scalared<text:line-break/>signed<text:line-break/>small<text:line-break/>specify<text:line-break/>specparam<text:line-break/>strength<text:line-break/>strong0<text:line-break/>strong1<text:line-break/>supply0<text:line-break/>supply1<text:line-break/>table<text:line-break/>task<text:line-break/>time<text:line-break/>tran</text:span></text:span></text:p>
        <text:p text:style-name="Standard"><text:span text:style-name="Example"><text:span text:style-name="T1">tranif0<text:line-break/>tranif1<text:line-break/>tri<text:line-break/>tri0<text:line-break/>tri1<text:line-break/>triand<text:line-break/>trior<text:line-break/>trireg<text:line-break/>unsigned<text:line-break/>vectored<text:line-break/>wait<text:line-break/>wand<text:line-break/>weak0<text:line-break/>weak1<text:line-break/>while<text:line-break/>wire<text:line-break/>wor<text:line-break/>xnor<text:line-break/>xor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rebuchet MS" svg:font-family="'Trebuchet MS', Arial, Helvetica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xampl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Tibi Haret</meta:initial-creator>
    <meta:creation-date>2008-06-03T21:26:57</meta:creation-date>
    <dc:creator>Tibi Haret</dc:creator>
    <dc:date>2008-06-03T21:34:34</dc:date>
    <dc:language>en-US</dc:language>
    <meta:editing-cycles>3</meta:editing-cycles>
    <meta:editing-duration>PT7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07" meta:character-count="730"/>
  </office:meta>
</office:document-meta>
</file>